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0%" fo:text-align="left" style:tab-stop-distance="1in" fo:margin-left="0.6059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draw:fill="none" draw:stroke="solid" svg:stroke-width="0.01389in" svg:stroke-color="#000000" svg:stroke-opacity="100%"/>
    </style:style>
    <style:style style:family="paragraph" style:name="a1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6059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draw:fill="none" draw:stroke="solid" svg:stroke-width="0.01389in" svg:stroke-color="#000000" svg:stroke-opacity="100%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1in" fo:margin-left="0.6059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.6059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.6059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934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34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934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934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934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93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934in" text:min-label-width="0.31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934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34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934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934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934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93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934in" text:min-label-width="0.31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934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34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934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934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934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93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934in" text:min-label-width="0.31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934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34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934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934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934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93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934in" text:min-label-width="0.31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934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934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934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934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934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93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93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eldia" presentation:presentation-page-layout-name="Master1-PPL1" draw:id="Slide-256">
        <draw:frame draw:id="id69" presentation:style-name="a783" draw:name="Titel 1" svg:x="1.66667in" svg:y="1.22743in" svg:width="10in" svg:height="2.61111in" presentation:class="title" presentation:placeholder="false">
          <draw:text-box>
            <text:p text:style-name="a782" text:class-names="" text:cond-style-name=""><text:span text:style-name="a777" text:class-names="">A<text:s text:c="1"/></text:span><text:span text:style-name="a778" text:class-names="">quick</text:span><text:span text:style-name="a779" text:class-names=""><text:s text:c="1"/>guide<text:s text:c="1"/></text:span><text:span text:style-name="a780" text:class-names="">to</text:span><text:span text:style-name="a781" text:class-names=""><text:s text:c="1"/>DMP</text:span></text:p>
          </draw:text-box>
          <svg:title/>
          <svg:desc/>
        </draw:frame>
        <draw:frame draw:id="id70" presentation:style-name="a788" draw:name="Ondertitel 2" svg:x="9.02381in" svg:y="5.86905in" svg:width="3.92857in" svg:height="1.02381in" presentation:class="subtitle" presentation:placeholder="false">
          <draw:text-box>
            <text:p text:style-name="a785" text:class-names="" text:cond-style-name=""><text:span text:style-name="a784" text:class-names="">Jone Paesmans</text:span></text:p>
            <text:p text:style-name="a787" text:class-names="" text:cond-style-name=""><text:span text:style-name="a786" text:class-names="">jone.paesmans@vub.be</text:span></text:p>
          </draw:text-box>
          <svg:title/>
          <svg:desc/>
        </draw:frame>
        <presentation:notes draw:style-name="a820">
          <draw:page-thumbnail draw:page-number="1" svg:x="0.75in" svg:y="1.25in" svg:width="6in" svg:height="3.375in" presentation:class="page" draw:id="id71" presentation:style-name="a789" draw:name="Tijdelijke aanduiding voor dia-afbeelding 1">
            <svg:title/>
            <svg:desc/>
          </draw:page-thumbnail>
          <draw:frame draw:id="id72" presentation:style-name="a815" draw:name="Tijdelijke aanduiding voor notities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0" text:class-names="">Hi<text:s text:c="1"/></text:span><text:span text:style-name="a791" text:class-names="">everybody</text:span><text:span text:style-name="a792" text:class-names="">,</text:span></text:p>
              <text:p text:style-name="a814" text:class-names="" text:cond-style-name=""><text:span text:style-name="a794" text:class-names="">Today</text:span><text:span text:style-name="a795" text:class-names=""><text:s text:c="1"/>I<text:s text:c="1"/></text:span><text:span text:style-name="a796" text:class-names="">would</text:span><text:span text:style-name="a797" text:class-names=""><text:s text:c="1"/>like<text:s text:c="1"/></text:span><text:span text:style-name="a798" text:class-names="">to</text:span><text:span text:style-name="a799" text:class-names=""><text:s text:c="1"/>introduce<text:s text:c="1"/></text:span><text:span text:style-name="a800" text:class-names="">to</text:span><text:span text:style-name="a801" text:class-names=""><text:s text:c="1"/></text:span><text:span text:style-name="a802" text:class-names="">you</text:span><text:span text:style-name="a803" text:class-names=""><text:s text:c="1"/></text:span><text:span text:style-name="a804" text:class-names="">what</text:span><text:span text:style-name="a805" text:class-names=""><text:s text:c="1"/>a Data Management Plan, or<text:s text:c="1"/></text:span><text:span text:style-name="a806" text:class-names="">shortly</text:span><text:span text:style-name="a807" text:class-names=""><text:s text:c="1"/>DMP, is<text:s text:c="1"/></text:span><text:span text:style-name="a808" text:class-names="">and</text:span><text:span text:style-name="a809" text:class-names=""><text:s text:c="1"/></text:span><text:span text:style-name="a810" text:class-names="">why</text:span><text:span text:style-name="a811" text:class-names=""><text:s text:c="1"/></text:span><text:span text:style-name="a812" text:class-names="">it</text:span><text:span text:style-name="a813" text:class-names=""><text:s text:c="1"/>is important.</text:span></text:p>
            </draw:text-box>
            <svg:title/>
            <svg:desc/>
          </draw:frame>
          <draw:frame draw:id="id73" draw:style-name="a819" draw:name="Tijdelijke aanduiding voor dianummer 3" svg:x="4.24826in" svg:y="9.49826in" svg:width="3.25in" svg:height="0.50174in">
            <draw:text-box>
              <text:p text:style-name="a818" text:class-names="" text:cond-style-name=""><text:span text:style-name="a816" text:class-names=""><text:page-number style:num-format="1" text:fixed="false">1</text:page-number></text:span><text:span text:style-name="a817" text:class-names=""/></text:p>
            </draw:text-box>
            <svg:title/>
            <svg:desc/>
          </draw:frame>
        </presentation:notes>
      </draw:page>
      <draw:page draw:name="Slide2" draw:style-name="a821" draw:master-page-name="Master1-Layout2-obj-Titel-en-object" presentation:presentation-page-layout-name="Master1-PPL2" draw:id="Slide-257">
        <draw:frame draw:id="id74" presentation:style-name="a825" draw:name="Titel 1" svg:x="0.91667in" svg:y="0.39931in" svg:width="11.5in" svg:height="1.44965in" presentation:class="title" presentation:placeholder="false">
          <draw:text-box>
            <text:p text:style-name="a824" text:class-names="" text:cond-style-name=""><text:span text:style-name="a822" text:class-names="">What</text:span><text:span text:style-name="a823" text:class-names=""><text:s text:c="1"/>is a DMP?</text:span></text:p>
          </draw:text-box>
          <svg:title/>
          <svg:desc/>
        </draw:frame>
        <draw:frame draw:id="id75" presentation:style-name="a903" draw:name="Tijdelijke aanduiding voor inhoud 2" svg:x="0.91667in" svg:y="1.99653in" svg:width="11.5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26" text:class-names="">Needs</text:span><text:span text:style-name="a827" text:class-names=""><text:s text:c="1"/></text:span><text:span text:style-name="a828" text:class-names="">to</text:span><text:span text:style-name="a829" text:class-names=""><text:s text:c="1"/></text:span><text:span text:style-name="a830" text:class-names="">be</text:span><text:span text:style-name="a831" text:class-names=""><text:s text:c="1"/></text:span><text:span text:style-name="a832" text:class-names="">written</text:span><text:span text:style-name="a833" text:class-names=""><text:s text:c="1"/></text:span><text:span text:style-name="a834" text:class-names="">before</text:span><text:span text:style-name="a835" text:class-names=""><text:s text:c="1"/></text:span><text:span text:style-name="a836" text:class-names="">you</text:span><text:span text:style-name="a837" text:class-names=""><text:s text:c="1"/>start<text:s text:c="1"/></text:span><text:span text:style-name="a838" text:class-names="">your</text:span><text:span text:style-name="a839" text:class-names=""><text:s text:c="1"/>project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“Living” document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Content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5" text:class-names="">Your</text:span><text:span text:style-name="a856" text:class-names=""><text:s text:c="1"/>data<text:s text:c="1"/></text:span><text:span text:style-name="a857" text:class-names="">and</text:span><text:span text:style-name="a858" text:class-names=""><text:s text:c="1"/>data<text:s text:c="1"/></text:span><text:span text:style-name="a859" text:class-names="">documentation</text:span><text:span text:style-name="a860" text:class-names=""/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63" text:class-names="">Legal &amp;<text:s text:c="1"/></text:span><text:span text:style-name="a864" text:class-names="">ethical</text:span><text:span text:style-name="a865" text:class-names=""><text:s text:c="1"/></text:span><text:span text:style-name="a866" text:class-names="">obligations</text:span><text:span text:style-name="a867" text:class-names=""><text:s text:c="1"/></text:span><text:span text:style-name="a868" text:class-names="">related</text:span><text:span text:style-name="a869" text:class-names=""><text:s text:c="1"/></text:span><text:span text:style-name="a870" text:class-names="">to</text:span><text:span text:style-name="a871" text:class-names=""><text:s text:c="1"/></text:span><text:span text:style-name="a872" text:class-names="">your</text:span><text:span text:style-name="a873" text:class-names=""><text:s text:c="1"/>data</text:span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76" text:class-names="">Data storage<text:s text:c="1"/></text:span><text:span text:style-name="a877" text:class-names="">during</text:span><text:span text:style-name="a878" text:class-names=""><text:s text:c="1"/></text:span><text:span text:style-name="a879" text:class-names="">and</text:span><text:span text:style-name="a880" text:class-names=""><text:s text:c="1"/></text:span><text:span text:style-name="a881" text:class-names="">after</text:span><text:span text:style-name="a882" text:class-names=""><text:s text:c="1"/></text:span><text:span text:style-name="a883" text:class-names="">your</text:span><text:span text:style-name="a884" text:class-names=""><text:s text:c="1"/>research project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87" text:class-names="">Data<text:s text:c="1"/></text:span><text:span text:style-name="a888" text:class-names="">sharing</text:span><text:span text:style-name="a889" text:class-names=""><text:s text:c="1"/>&amp;<text:s text:c="1"/></text:span><text:span text:style-name="a890" text:class-names="">reuse</text:span><text:span text:style-name="a891" text:class-names=""><text:s text:c="1"/>of<text:s text:c="1"/></text:span><text:span text:style-name="a892" text:class-names="">your</text:span><text:span text:style-name="a893" text:class-names=""><text:s text:c="1"/>data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6" text:class-names="">Responsibilities</text:span><text:span text:style-name="a897" text:class-names=""><text:s text:c="1"/>&amp; budgets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  <presentation:notes draw:style-name="a1132">
          <draw:page-thumbnail draw:page-number="2" svg:x="0.75in" svg:y="1.25in" svg:width="6in" svg:height="3.375in" presentation:class="page" draw:id="id76" presentation:style-name="a904" draw:name="Tijdelijke aanduiding voor dia-afbeelding 1">
            <svg:title/>
            <svg:desc/>
          </draw:page-thumbnail>
          <draw:frame draw:id="id77" presentation:style-name="a1127" draw:name="Tijdelijke aanduiding voor notities 2" svg:x="0.75in" svg:y="4.8125in" svg:width="6in" svg:height="3.9375in" presentation:class="notes" presentation:placeholder="false">
            <draw:text-box>
              <text:p text:style-name="a911" text:class-names="" text:cond-style-name=""><text:span text:style-name="a905" text:class-names="">Let’s</text:span><text:span text:style-name="a906" text:class-names=""><text:s text:c="1"/>start<text:s text:c="1"/></text:span><text:span text:style-name="a907" text:class-names="">with</text:span><text:span text:style-name="a908" text:class-names=""><text:s text:c="1"/></text:span><text:span text:style-name="a909" text:class-names="">what</text:span><text:span text:style-name="a910" text:class-names=""><text:s text:c="1"/>a DMP is.</text:span></text:p>
              <text:p text:style-name="a945" text:class-names="" text:cond-style-name=""><text:span text:style-name="a912" text:class-names="">A DMP is<text:s text:c="1"/></text:span><text:span text:style-name="a913" text:class-names="">typically</text:span><text:span text:style-name="a914" text:class-names=""><text:s text:c="1"/></text:span><text:span text:style-name="a915" text:class-names="">written</text:span><text:span text:style-name="a916" text:class-names=""><text:s text:c="1"/>at<text:s text:c="1"/></text:span><text:span text:style-name="a917" text:class-names="">the</text:span><text:span text:style-name="a918" text:class-names=""><text:s text:c="1"/>start of a research project.<text:s text:c="1"/></text:span><text:span text:style-name="a919" text:class-names="">However</text:span><text:span text:style-name="a920" text:class-names="">,<text:s text:c="1"/></text:span><text:span text:style-name="a921" text:class-names="">it</text:span><text:span text:style-name="a922" text:class-names=""><text:s text:c="1"/>is a living document,<text:s text:c="1"/></text:span><text:span text:style-name="a923" text:class-names="">meaning</text:span><text:span text:style-name="a924" text:class-names=""><text:s text:c="1"/></text:span><text:span text:style-name="a925" text:class-names="">that</text:span><text:span text:style-name="a926" text:class-names=""><text:s text:c="1"/></text:span><text:span text:style-name="a927" text:class-names="">it</text:span><text:span text:style-name="a928" text:class-names=""><text:s text:c="1"/></text:span><text:span text:style-name="a929" text:class-names="">can</text:span><text:span text:style-name="a930" text:class-names=""><text:s text:c="1"/></text:span><text:span text:style-name="a931" text:class-names="">be</text:span><text:span text:style-name="a932" text:class-names=""><text:s text:c="1"/></text:span><text:span text:style-name="a933" text:class-names="">changed</text:span><text:span text:style-name="a934" text:class-names=""><text:s text:c="1"/></text:span><text:span text:style-name="a935" text:class-names="">during</text:span><text:span text:style-name="a936" text:class-names=""><text:s text:c="1"/></text:span><text:span text:style-name="a937" text:class-names="">the</text:span><text:span text:style-name="a938" text:class-names=""><text:s text:c="1"/>project<text:s text:c="1"/></text:span><text:span text:style-name="a939" text:class-names="">because</text:span><text:span text:style-name="a940" text:class-names=""><text:s text:c="1"/></text:span><text:span text:style-name="a941" text:class-names="">your</text:span><text:span text:style-name="a942" text:class-names=""><text:s text:c="1"/>project<text:s text:c="1"/></text:span><text:span text:style-name="a943" text:class-names="">might</text:span><text:span text:style-name="a944" text:class-names=""><text:s text:c="1"/>take a turn.</text:span></text:p>
              <text:p text:style-name="a955" text:class-names="" text:cond-style-name=""><text:span text:style-name="a946" text:class-names="">In<text:s text:c="1"/></text:span><text:span text:style-name="a947" text:class-names="">the</text:span><text:span text:style-name="a948" text:class-names=""><text:s text:c="1"/>DMP<text:s text:c="1"/></text:span><text:span text:style-name="a949" text:class-names="">you</text:span><text:span text:style-name="a950" text:class-names=""><text:s text:c="1"/></text:span><text:span text:style-name="a951" text:class-names="">need</text:span><text:span text:style-name="a952" text:class-names=""><text:s text:c="1"/></text:span><text:span text:style-name="a953" text:class-names="">to</text:span><text:span text:style-name="a954" text:class-names="">:</text:span></text:p>
              <text:list text:style-name="a971">
                <text:list-item>
                  <text:p text:style-name="a970" text:class-names="" text:cond-style-name=""><text:span text:style-name="a956" text:class-names="">Describe</text:span><text:span text:style-name="a957" text:class-names=""><text:s text:c="1"/></text:span><text:span text:style-name="a958" text:class-names="">your</text:span><text:span text:style-name="a959" text:class-names=""><text:s text:c="1"/>data<text:s text:c="1"/></text:span><text:span text:style-name="a960" text:class-names="">and</text:span><text:span text:style-name="a961" text:class-names=""><text:s text:c="1"/></text:span><text:span text:style-name="a962" text:class-names="">how</text:span><text:span text:style-name="a963" text:class-names=""><text:s text:c="1"/></text:span><text:span text:style-name="a964" text:class-names="">you</text:span><text:span text:style-name="a965" text:class-names=""><text:s text:c="1"/></text:span><text:span text:style-name="a966" text:class-names="">will</text:span><text:span text:style-name="a967" text:class-names=""><text:s text:c="1"/>document<text:s text:c="1"/></text:span><text:span text:style-name="a968" text:class-names="">your</text:span><text:span text:style-name="a969" text:class-names=""><text:s text:c="1"/>data</text:span></text:p>
                </text:list-item>
              </text:list>
              <text:list text:style-name="a998">
                <text:list-item>
                  <text:p text:style-name="a997" text:class-names="" text:cond-style-name=""><text:span text:style-name="a972" text:class-names="">In case<text:s text:c="1"/></text:span><text:span text:style-name="a973" text:class-names="">your</text:span><text:span text:style-name="a974" text:class-names=""><text:s text:c="1"/>data<text:s text:c="1"/></text:span><text:span text:style-name="a975" text:class-names="">contains</text:span><text:span text:style-name="a976" text:class-names=""><text:s text:c="1"/></text:span><text:span text:style-name="a977" text:class-names="">legal</text:span><text:span text:style-name="a978" text:class-names=""><text:s text:c="1"/></text:span><text:span text:style-name="a979" text:class-names="">and</text:span><text:span text:style-name="a980" text:class-names=""><text:s text:c="1"/></text:span><text:span text:style-name="a981" text:class-names="">ethical</text:span><text:span text:style-name="a982" text:class-names=""><text:s text:c="1"/></text:span><text:span text:style-name="a983" text:class-names="">obligations</text:span><text:span text:style-name="a984" text:class-names="">,<text:s text:c="1"/></text:span><text:span text:style-name="a985" text:class-names="">you</text:span><text:span text:style-name="a986" text:class-names=""><text:s text:c="1"/></text:span><text:span text:style-name="a987" text:class-names="">will</text:span><text:span text:style-name="a988" text:class-names=""><text:s text:c="1"/></text:span><text:span text:style-name="a989" text:class-names="">need</text:span><text:span text:style-name="a990" text:class-names=""><text:s text:c="1"/></text:span><text:span text:style-name="a991" text:class-names="">to</text:span><text:span text:style-name="a992" text:class-names=""><text:s text:c="1"/></text:span><text:span text:style-name="a993" text:class-names="">descrobe</text:span><text:span text:style-name="a994" text:class-names=""><text:s text:c="1"/></text:span><text:span text:style-name="a995" text:class-names="">them</text:span><text:span text:style-name="a996" text:class-names=""/></text:p>
                </text:list-item>
              </text:list>
              <text:list text:style-name="a1034">
                <text:list-item>
                  <text:p text:style-name="a1033" text:class-names="" text:cond-style-name=""><text:span text:style-name="a999" text:class-names="">Think</text:span><text:span text:style-name="a1000" text:class-names=""><text:s text:c="1"/></text:span><text:span text:style-name="a1001" text:class-names="">about</text:span><text:span text:style-name="a1002" text:class-names=""><text:s text:c="1"/></text:span><text:span text:style-name="a1003" text:class-names="">how</text:span><text:span text:style-name="a1004" text:class-names=""><text:s text:c="1"/></text:span><text:span text:style-name="a1005" text:class-names="">you</text:span><text:span text:style-name="a1006" text:class-names=""><text:s text:c="1"/></text:span><text:span text:style-name="a1007" text:class-names="">will</text:span><text:span text:style-name="a1008" text:class-names=""><text:s text:c="1"/>store<text:s text:c="1"/></text:span><text:span text:style-name="a1009" text:class-names="">your</text:span><text:span text:style-name="a1010" text:class-names=""><text:s text:c="1"/>research data<text:s text:c="1"/></text:span><text:span text:style-name="a1011" text:class-names="">during</text:span><text:span text:style-name="a1012" text:class-names=""><text:s text:c="1"/></text:span><text:span text:style-name="a1013" text:class-names="">the</text:span><text:span text:style-name="a1014" text:class-names=""><text:s text:c="1"/>research project<text:s text:c="1"/></text:span><text:span text:style-name="a1015" text:class-names="">and</text:span><text:span text:style-name="a1016" text:class-names=""><text:s text:c="1"/></text:span><text:span text:style-name="a1017" text:class-names="">after</text:span><text:span text:style-name="a1018" text:class-names=""><text:s text:c="1"/></text:span><text:span text:style-name="a1019" text:class-names="">the</text:span><text:span text:style-name="a1020" text:class-names=""><text:s text:c="1"/>project has<text:s text:c="1"/></text:span><text:span text:style-name="a1021" text:class-names="">finished</text:span><text:span text:style-name="a1022" text:class-names="">. Ensure<text:s text:c="1"/></text:span><text:span text:style-name="a1023" text:class-names="">that</text:span><text:span text:style-name="a1024" text:class-names=""><text:s text:c="1"/></text:span><text:span text:style-name="a1025" text:class-names="">this</text:span><text:span text:style-name="a1026" text:class-names=""><text:s text:c="1"/></text:span><text:span text:style-name="a1027" text:class-names="">corresponds</text:span><text:span text:style-name="a1028" text:class-names=""><text:s text:c="1"/></text:span><text:span text:style-name="a1029" text:class-names="">with</text:span><text:span text:style-name="a1030" text:class-names=""><text:s text:c="1"/></text:span><text:span text:style-name="a1031" text:class-names="">the</text:span><text:span text:style-name="a1032" text:class-names=""><text:s text:c="1"/>policy of VUB.</text:span></text:p>
                </text:list-item>
              </text:list>
              <text:list text:style-name="a1092">
                <text:list-item>
                  <text:p text:style-name="a1091" text:class-names="" text:cond-style-name=""><text:span text:style-name="a1035" text:class-names="">When</text:span><text:span text:style-name="a1036" text:class-names=""><text:s text:c="1"/></text:span><text:span text:style-name="a1037" text:class-names="">your</text:span><text:span text:style-name="a1038" text:class-names=""><text:s text:c="1"/>project is<text:s text:c="1"/></text:span><text:span text:style-name="a1039" text:class-names="">finished</text:span><text:span text:style-name="a1040" text:class-names="">,<text:s text:c="1"/></text:span><text:span text:style-name="a1041" text:class-names="">you</text:span><text:span text:style-name="a1042" text:class-names=""><text:s text:c="1"/></text:span><text:span text:style-name="a1043" text:class-names="">need</text:span><text:span text:style-name="a1044" text:class-names=""><text:s text:c="1"/></text:span><text:span text:style-name="a1045" text:class-names="">to</text:span><text:span text:style-name="a1046" text:class-names=""><text:s text:c="1"/>share<text:s text:c="1"/></text:span><text:span text:style-name="a1047" text:class-names="">your</text:span><text:span text:style-name="a1048" text:class-names=""><text:s text:c="1"/>data<text:s text:c="1"/></text:span><text:span text:style-name="a1049" text:class-names="">so</text:span><text:span text:style-name="a1050" text:class-names=""><text:s text:c="1"/></text:span><text:span text:style-name="a1051" text:class-names="">that</text:span><text:span text:style-name="a1052" text:class-names=""><text:s text:c="1"/></text:span><text:span text:style-name="a1053" text:class-names="">other</text:span><text:span text:style-name="a1054" text:class-names=""><text:s text:c="1"/></text:span><text:span text:style-name="a1055" text:class-names="">can</text:span><text:span text:style-name="a1056" text:class-names=""><text:s text:c="1"/></text:span><text:span text:style-name="a1057" text:class-names="">reuse</text:span><text:span text:style-name="a1058" text:class-names=""><text:s text:c="1"/>it.<text:s text:c="1"/></text:span><text:span text:style-name="a1059" text:class-names="">This</text:span><text:span text:style-name="a1060" text:class-names=""><text:s text:c="1"/></text:span><text:span text:style-name="a1061" text:class-names="">can</text:span><text:span text:style-name="a1062" text:class-names=""><text:s text:c="1"/></text:span><text:span text:style-name="a1063" text:class-names="">be</text:span><text:span text:style-name="a1064" text:class-names=""><text:s text:c="1"/></text:span><text:span text:style-name="a1065" text:class-names="">done</text:span><text:span text:style-name="a1066" text:class-names=""><text:s text:c="1"/></text:span><text:span text:style-name="a1067" text:class-names="">openly</text:span><text:span text:style-name="a1068" text:class-names="">,<text:s text:c="1"/></text:span><text:span text:style-name="a1069" text:class-names="">if</text:span><text:span text:style-name="a1070" text:class-names=""><text:s text:c="1"/></text:span><text:span text:style-name="a1071" text:class-names="">possible</text:span><text:span text:style-name="a1072" text:class-names="">, but in case<text:s text:c="1"/></text:span><text:span text:style-name="a1073" text:class-names="">you</text:span><text:span text:style-name="a1074" text:class-names=""><text:s text:c="1"/>are<text:s text:c="1"/></text:span><text:span text:style-name="a1075" text:class-names="">working</text:span><text:span text:style-name="a1076" text:class-names=""><text:s text:c="1"/></text:span><text:span text:style-name="a1077" text:class-names="">with</text:span><text:span text:style-name="a1078" text:class-names=""><text:s text:c="1"/></text:span><text:span text:style-name="a1079" text:class-names="">sensitive</text:span><text:span text:style-name="a1080" text:class-names=""><text:s text:c="1"/>or<text:s text:c="1"/></text:span><text:span text:style-name="a1081" text:class-names="">confidential</text:span><text:span text:style-name="a1082" text:class-names=""><text:s text:c="1"/>data,<text:s text:c="1"/></text:span><text:span text:style-name="a1083" text:class-names="">retsricted</text:span><text:span text:style-name="a1084" text:class-names=""><text:s text:c="1"/>or<text:s text:c="1"/></text:span><text:span text:style-name="a1085" text:class-names="">closed</text:span><text:span text:style-name="a1086" text:class-names=""><text:s text:c="1"/>access is<text:s text:c="1"/></text:span><text:span text:style-name="a1087" text:class-names="">also</text:span><text:span text:style-name="a1088" text:class-names=""><text:s text:c="1"/>a<text:s text:c="1"/></text:span><text:span text:style-name="a1089" text:class-names="">possibility</text:span><text:span text:style-name="a1090" text:class-names="">.</text:span></text:p>
                </text:list-item>
              </text:list>
              <text:list text:style-name="a1126">
                <text:list-item>
                  <text:p text:style-name="a1125" text:class-names="" text:cond-style-name=""><text:span text:style-name="a1093" text:class-names="">Finally</text:span><text:span text:style-name="a1094" text:class-names="">,<text:s text:c="1"/></text:span><text:span text:style-name="a1095" text:class-names="">you</text:span><text:span text:style-name="a1096" text:class-names=""><text:s text:c="1"/></text:span><text:span text:style-name="a1097" text:class-names="">also</text:span><text:span text:style-name="a1098" text:class-names=""><text:s text:c="1"/></text:span><text:span text:style-name="a1099" text:class-names="">need</text:span><text:span text:style-name="a1100" text:class-names=""><text:s text:c="1"/></text:span><text:span text:style-name="a1101" text:class-names="">to</text:span><text:span text:style-name="a1102" text:class-names=""><text:s text:c="1"/></text:span><text:span text:style-name="a1103" text:class-names="">discuss</text:span><text:span text:style-name="a1104" text:class-names=""><text:s text:c="1"/></text:span><text:span text:style-name="a1105" text:class-names="">what</text:span><text:span text:style-name="a1106" text:class-names=""><text:s text:c="1"/></text:span><text:span text:style-name="a1107" text:class-names="">all</text:span><text:span text:style-name="a1108" text:class-names=""><text:s text:c="1"/>these storage<text:s text:c="1"/></text:span><text:span text:style-name="a1109" text:class-names="">locations</text:span><text:span text:style-name="a1110" text:class-names=""><text:s text:c="1"/></text:span><text:span text:style-name="a1111" text:class-names="">will</text:span><text:span text:style-name="a1112" text:class-names=""><text:s text:c="1"/></text:span><text:span text:style-name="a1113" text:class-names="">cost</text:span><text:span text:style-name="a1114" text:class-names=""><text:s text:c="1"/></text:span><text:span text:style-name="a1115" text:class-names="">and</text:span><text:span text:style-name="a1116" text:class-names=""><text:s text:c="1"/></text:span><text:span text:style-name="a1117" text:class-names="">who</text:span><text:span text:style-name="a1118" text:class-names=""><text:s text:c="1"/></text:span><text:span text:style-name="a1119" text:class-names="">will</text:span><text:span text:style-name="a1120" text:class-names=""><text:s text:c="1"/></text:span><text:span text:style-name="a1121" text:class-names="">be</text:span><text:span text:style-name="a1122" text:class-names=""><text:s text:c="1"/></text:span><text:span text:style-name="a1123" text:class-names="">responsible</text:span><text:span text:style-name="a1124" text:class-names=""><text:s text:c="1"/>for it.</text:span></text:p>
                </text:list-item>
              </text:list>
            </draw:text-box>
            <svg:title/>
            <svg:desc/>
          </draw:frame>
          <draw:frame draw:id="id78" draw:style-name="a1131" draw:name="Tijdelijke aanduiding voor dianummer 3" svg:x="4.24826in" svg:y="9.49826in" svg:width="3.25in" svg:height="0.50174in">
            <draw:text-box>
              <text:p text:style-name="a1130" text:class-names="" text:cond-style-name=""><text:span text:style-name="a1128" text:class-names=""><text:page-number style:num-format="1" text:fixed="false">2</text:page-number></text:span><text:span text:style-name="a1129" text:class-names=""/></text:p>
            </draw:text-box>
            <svg:title/>
            <svg:desc/>
          </draw:frame>
        </presentation:notes>
      </draw:page>
      <draw:page draw:name="Slide3" draw:style-name="a1133" draw:master-page-name="Master1-Layout2-obj-Titel-en-object" presentation:presentation-page-layout-name="Master1-PPL2" draw:id="Slide-258">
        <draw:frame draw:id="id79" presentation:style-name="a1137" draw:name="Titel 1" svg:x="0.91667in" svg:y="0.39931in" svg:width="11.5in" svg:height="1.44965in" presentation:class="title" presentation:placeholder="false">
          <draw:text-box>
            <text:p text:style-name="a1136" text:class-names="" text:cond-style-name=""><text:span text:style-name="a1134" text:class-names="">Why</text:span><text:span text:style-name="a1135" text:class-names=""><text:s text:c="1"/>is a DMP important?</text:span></text:p>
          </draw:text-box>
          <svg:title/>
          <svg:desc/>
        </draw:frame>
        <draw:frame draw:id="id80" presentation:style-name="a1195" draw:name="Tijdelijke aanduiding voor inhoud 2" svg:x="0.91667in" svg:y="1.99653in" svg:width="11.5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38" text:class-names="">For<text:s text:c="1"/></text:span><text:span text:style-name="a1139" text:class-names="">funders</text:span><text:span text:style-name="a1140" text:class-names="">:</text:span></text:p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43" text:class-names="">Mandatory</text:span><text:span text:style-name="a1144" text:class-names=""><text:s text:c="1"/></text:span><text:span text:style-name="a1145" text:class-names="">requirement</text:span><text:span text:style-name="a1146" text:class-names=""><text:s text:c="1"/>for<text:s text:c="1"/></text:span><text:span text:style-name="a1147" text:class-names="">certain</text:span><text:span text:style-name="a1148" text:class-names=""><text:s text:c="1"/></text:span><text:span text:style-name="a1149" text:class-names="">funders</text:span><text:span text:style-name="a1150" text:class-names="">, e.g. FWO &amp; HE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3" text:class-names="">Demonstrates</text:span><text:span text:style-name="a1154" text:class-names=""><text:s text:c="1"/></text:span><text:span text:style-name="a1155" text:class-names="">responsible</text:span><text:span text:style-name="a1156" text:class-names=""><text:s text:c="1"/></text:span><text:span text:style-name="a1157" text:class-names="">use</text:span><text:span text:style-name="a1158" text:class-names=""><text:s text:c="1"/>of<text:s text:c="1"/></text:span><text:span text:style-name="a1159" text:class-names="">funding</text:span><text:span text:style-name="a1160" text:class-names=""/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ext:list-item>
            </text:list>
            <text:list text:style-name="a1178">
              <text:list-item>
                <text:p text:style-name="a1177" text:class-names="" text:cond-style-name=""><text:span text:style-name="a1166" text:class-names="">For<text:s text:c="1"/></text:span><text:span text:style-name="a1167" text:class-names="">researchers</text:span><text:span text:style-name="a1168" text:class-names=""><text:s text:c="1"/>=<text:s text:c="1"/></text:span><text:span text:style-name="a1169" text:class-names="">plannings</text:span><text:span text:style-name="a1170" text:class-names=""><text:s text:c="1"/>tool<text:s text:c="1"/></text:span><text:span text:style-name="a1171" text:class-names="">that</text:span><text:span text:style-name="a1172" text:class-names=""><text:s text:c="1"/></text:span><text:span text:style-name="a1173" text:class-names="">saves</text:span><text:span text:style-name="a1174" text:class-names=""><text:s text:c="1"/></text:span><text:span text:style-name="a1175" text:class-names="">headache</text:span><text:span text:style-name="a1176" text:class-names=""><text:s text:c="1"/>later</text:span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aves time later by organizing data handling early in the project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Reduces the risk of data loss, corruption, or privacy breaches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Makes your data easier to find and reuse<text:s text:c="1"/>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8" text:class-names="">Simplifies sharing within teams and with external partners</text:span><text:span text:style-name="a1189" text:class-names=""/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13">
          <draw:page-thumbnail draw:page-number="3" svg:x="0.75in" svg:y="1.25in" svg:width="6in" svg:height="3.375in" presentation:class="page" draw:id="id81" presentation:style-name="a1196" draw:name="Tijdelijke aanduiding voor dia-afbeelding 1">
            <svg:title/>
            <svg:desc/>
          </draw:page-thumbnail>
          <draw:frame draw:id="id82" presentation:style-name="a1208" draw:name="Tijdelijke aanduiding voor notities 2" svg:x="0.75in" svg:y="4.8125in" svg:width="6in" svg:height="3.9375in" presentation:class="notes" presentation:placeholder="false">
            <draw:text-box>
              <text:p text:style-name="a1198" text:class-names="" text:cond-style-name=""><text:span text:style-name="a1197" text:class-names="">For many funders — like FWO and Horizon Europe — a DMP isn’t optional anymore. It’s a mandatory requirement that shows your project takes data management seriously. But it’s not just a box to tick. It’s a way to demonstrate that public or grant money is used responsibly — that the data you produce will be accessible, reusable, and ethically handled.</text:span></text:p>
              <text:p text:style-name="a1200" text:class-names="" text:cond-style-name=""><text:span text:style-name="a1199" text:class-names=""/></text:p>
              <text:p text:style-name="a1202" text:class-names="" text:cond-style-name=""><text:span text:style-name="a1201" text:class-names="">For us as researchers, the DMP is really a planning tool — a way to think ahead before problems appear. If you decide early how you’ll collect, store, and share data, you save yourself a lot of time later on when results need to be published or shared with collaborators.</text:span></text:p>
              <text:p text:style-name="a1204" text:class-names="" text:cond-style-name=""><text:span text:style-name="a1203" text:class-names="">It helps avoid disasters like data loss or privacy breaches, and it keeps data findable — for yourself, for your colleagues, and even for future reuse. A clear plan also makes team collaboration easier, especially in interdisciplinary or multi-institutional projects.</text:span></text:p>
              <text:p text:style-name="a1207" text:class-names="" text:cond-style-name=""><text:span text:style-name="a1205" text:class-names="">So, for the funder it’s proof of responsibility, and for the researcher it’s good self-defense — a bit of structure that keeps your data, and your sanity, intact.</text:span><text:span text:style-name="a1206" text:class-names=""/></text:p>
            </draw:text-box>
            <svg:title/>
            <svg:desc/>
          </draw:frame>
          <draw:frame draw:id="id83" draw:style-name="a1212" draw:name="Tijdelijke aanduiding voor dianummer 3" svg:x="4.24826in" svg:y="9.49826in" svg:width="3.25in" svg:height="0.50174in">
            <draw:text-box>
              <text:p text:style-name="a1211" text:class-names="" text:cond-style-name=""><text:span text:style-name="a1209" text:class-names=""><text:page-number style:num-format="1" text:fixed="false">3</text:page-number></text:span><text:span text:style-name="a1210" text:class-names=""/></text:p>
            </draw:text-box>
            <svg:title/>
            <svg:desc/>
          </draw:frame>
        </presentation:notes>
      </draw:page>
      <draw:page draw:name="Slide4" draw:style-name="a1214" draw:master-page-name="Master1-Layout2-obj-Titel-en-object" presentation:presentation-page-layout-name="Master1-PPL2" draw:id="Slide-259">
        <draw:frame draw:id="id84" presentation:style-name="a1218" draw:name="Titel 1" svg:x="0.91667in" svg:y="0.39931in" svg:width="11.5in" svg:height="1.44965in" presentation:class="title" presentation:placeholder="false">
          <draw:text-box>
            <text:p text:style-name="a1217" text:class-names="" text:cond-style-name=""><text:span text:style-name="a1215" text:class-names="">Conclusion</text:span><text:span text:style-name="a1216" text:class-names=""/></text:p>
          </draw:text-box>
          <svg:title/>
          <svg:desc/>
        </draw:frame>
        <draw:frame draw:id="id85" presentation:style-name="a1232" draw:name="Tijdelijke aanduiding voor inhoud 2" svg:x="0.91667in" svg:y="1.99653in" svg:width="11.5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A DMP = planning for your data’s full life cycle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Required by funders, useful for researchers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Saves time, prevents loss, increases impact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8" text:class-names="">Good data management = good research</text:span><text:span text:style-name="a1229" text:class-names=""/></text:p>
              </text:list-item>
            </text:list>
          </draw:text-box>
          <svg:title/>
          <svg:desc/>
        </draw:frame>
        <presentation:notes draw:style-name="a1252">
          <draw:page-thumbnail draw:page-number="4" svg:x="0.75in" svg:y="1.25in" svg:width="6in" svg:height="3.375in" presentation:class="page" draw:id="id86" presentation:style-name="a1233" draw:name="Tijdelijke aanduiding voor dia-afbeelding 1">
            <svg:title/>
            <svg:desc/>
          </draw:page-thumbnail>
          <draw:frame draw:id="id87" presentation:style-name="a1247" draw:name="Tijdelijke aanduiding voor notities 2" svg:x="0.75in" svg:y="4.8125in" svg:width="6in" svg:height="3.9375in" presentation:class="notes" presentation:placeholder="false">
            <draw:text-box>
              <text:p text:style-name="a1235" text:class-names="" text:cond-style-name=""><text:span text:style-name="a1234" text:class-names="">So to wrap up — a Data Management Plan really means planning for your data’s full life cycle. From the moment you collect it, through analysis and publication, to long-term preservation and possible reuse.</text:span></text:p>
              <text:p text:style-name="a1237" text:class-names="" text:cond-style-name=""><text:span text:style-name="a1236" text:class-names="">Funders ask for it because it’s part of responsible, transparent science. But for researchers, it’s more than compliance — it’s a tool that actually makes your work easier and more robust.</text:span></text:p>
              <text:p text:style-name="a1239" text:class-names="" text:cond-style-name=""><text:span text:style-name="a1238" text:class-names="">By thinking ahead, you save time later, you avoid losing valuable data, and you make your results easier to share and cite. In short, good data management isn’t extra work — it’s what good research looks like.</text:span></text:p>
              <text:p text:style-name="a1244" text:class-names="" text:cond-style-name=""><text:span text:style-name="a1240" text:class-names="">If<text:s text:c="1"/></text:span><text:span text:style-name="a1241" text:class-names="">you remember one thing from this talk, let it be this: a DMP isn’t paperwork, it’s a habit of thinking<text:s text:c="1"/></text:span><text:span text:style-name="a1242" text:class-names="">ahead.</text:span><text:span text:style-name="a1243" text:class-names=""/></text:p>
              <text:p text:style-name="a1246" text:class-names="" text:cond-style-name=""><text:span text:style-name="a1245" text:class-names=""/></text:p>
            </draw:text-box>
            <svg:title/>
            <svg:desc/>
          </draw:frame>
          <draw:frame draw:id="id88" draw:style-name="a1251" draw:name="Tijdelijke aanduiding voor dianummer 3" svg:x="4.24826in" svg:y="9.49826in" svg:width="3.25in" svg:height="0.50174in">
            <draw:text-box>
              <text:p text:style-name="a1250" text:class-names="" text:cond-style-name=""><text:span text:style-name="a1248" text:class-names=""><text:page-number style:num-format="1" text:fixed="false">4</text:page-number></text:span><text:span text:style-name="a124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/10/2025</text:date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Tijdelijke aanduiding voor koptekst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Tijdelijke aanduiding voor datum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1/10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Tijdelijke aanduiding voor dia-afbeelding 3">
          <svg:title/>
          <svg:desc/>
        </draw:page-thumbnail>
        <draw:frame draw:id="id8" presentation:style-name="a58" draw:name="Tijdelijke aanduiding voor notiti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Klikken om de tekststijl van het model te bewerk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Tweed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Vijfd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Tijdelijke aanduiding voor voettekst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Tijdelijke aanduiding voor dianumm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Klik om stijl te bewerken</text:span><text:span text:style-name="a69" text:class-names=""/></text:p>
        </draw:text-box>
        <svg:title/>
        <svg:desc/>
      </draw:frame>
      <draw:frame draw:id="id12" presentation:style-name="a75" draw:name="Ond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Klikken om de ondertitelstijl van het model te bewerken</text:span><text:span text:style-name="a73" text:class-names=""/></text:p>
        </draw:text-box>
        <svg:title/>
        <svg:desc/>
      </draw:frame>
      <draw:frame draw:id="id13" presentation:style-name="a80" draw:name="Tijdelijke aanduiding voor datum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1/10/2025</text:date></text:span><text:span text:style-name="a78" text:class-names=""/></text:p>
        </draw:text-box>
        <svg:title/>
        <svg:desc/>
      </draw:frame>
      <draw:frame draw:id="id14" presentation:style-name="a83" draw:name="Tijdelijke aanduiding voor voettekst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Tijdelijke aanduiding voor dianumm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Tijdelijke aanduiding voor koptekst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Tijdelijke aanduiding voor datum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1/10/202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Tijdelijke aanduiding voor dia-afbeelding 3">
          <svg:title/>
          <svg:desc/>
        </draw:page-thumbnail>
        <draw:frame draw:id="id8" presentation:style-name="a112" draw:name="Tijdelijke aanduiding voor notiti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Klikken om de tekststijl van het model te bewerk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Tweed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Vijfd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Tijdelijke aanduiding voor voettekst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Tijdelijke aanduiding voor dianumm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Klik om stijl te bewerken</text:span><text:span text:style-name="a123" text:class-names=""/></text:p>
        </draw:text-box>
        <svg:title/>
        <svg:desc/>
      </draw:frame>
      <draw:frame draw:id="id17" presentation:style-name="a142" draw:name="Tijdelijke aanduiding voor inhoud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Klikken om de tekststijl van het model te bewerk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Tweed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Vijfd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Tijdelijke aanduiding voor datum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1/10/2025</text:date></text:span><text:span text:style-name="a145" text:class-names=""/></text:p>
        </draw:text-box>
        <svg:title/>
        <svg:desc/>
      </draw:frame>
      <draw:frame draw:id="id19" presentation:style-name="a150" draw:name="Tijdelijke aanduiding voor voettekst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Tijdelijke aanduiding voor dianumm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Tijdelijke aanduiding voor koptekst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Tijdelijke aanduiding voor datum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1/10/2025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Tijdelijke aanduiding voor dia-afbeelding 3">
          <svg:title/>
          <svg:desc/>
        </draw:page-thumbnail>
        <draw:frame draw:id="id8" presentation:style-name="a179" draw:name="Tijdelijke aanduiding voor notiti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Klikken om de tekststijl van het model te bewerk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Tweed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Vijfd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Tijdelijke aanduiding voor voettekst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Tijdelijke aanduiding voor dianumm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2" presentation:style-name="a196" draw:name="Tijdelijke aanduiding voor tekst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201" draw:name="Tijdelijke aanduiding voor datum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1/10/2025</text:date></text:span><text:span text:style-name="a199" text:class-names=""/></text:p>
        </draw:text-box>
        <svg:title/>
        <svg:desc/>
      </draw:frame>
      <draw:frame draw:id="id24" presentation:style-name="a204" draw:name="Tijdelijke aanduiding voor voettekst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Tijdelijke aanduiding voor dianumm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Tijdelijke aanduiding voor koptekst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Tijdelijke aanduiding voor datum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1/10/2025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Tijdelijke aanduiding voor dia-afbeelding 3">
          <svg:title/>
          <svg:desc/>
        </draw:page-thumbnail>
        <draw:frame draw:id="id8" presentation:style-name="a233" draw:name="Tijdelijke aanduiding voor notiti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Klikken om de tekststijl van het model te bewerk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Tweed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Vijfd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Tijdelijke aanduiding voor voettekst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Tijdelijke aanduiding voor dianumm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Klik om stijl te bewerken</text:span><text:span text:style-name="a244" text:class-names=""/></text:p>
        </draw:text-box>
        <svg:title/>
        <svg:desc/>
      </draw:frame>
      <draw:frame draw:id="id27" presentation:style-name="a263" draw:name="Tijdelijke aanduiding voor inhoud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ken om de tekststijl van het model te bewerk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Tweed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Vijfd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Tijdelijke aanduiding voor inhoud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ken om de tekststijl van het model te bewerk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Tweed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Vijfd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1/10/2025</text:date></text:span><text:span text:style-name="a283" text:class-names=""/></text:p>
        </draw:text-box>
        <svg:title/>
        <svg:desc/>
      </draw:frame>
      <draw:frame draw:id="id30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Tijdelijke aanduiding voor dianumm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Tijdelijke aanduiding voor koptekst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Tijdelijke aanduiding voor datum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1/10/202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Tijdelijke aanduiding voor dia-afbeelding 3">
          <svg:title/>
          <svg:desc/>
        </draw:page-thumbnail>
        <draw:frame draw:id="id8" presentation:style-name="a317" draw:name="Tijdelijke aanduiding voor notiti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Klikken om de tekststijl van het model te bewerk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Tweed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Vijfd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Tijdelijke aanduiding voor voettekst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Tijdelijke aanduiding voor dianumm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Klik om stijl te bewerken</text:span><text:span text:style-name="a328" text:class-names=""/></text:p>
        </draw:text-box>
        <svg:title/>
        <svg:desc/>
      </draw:frame>
      <draw:frame draw:id="id33" presentation:style-name="a334" draw:name="Tijdelijke aanduiding voor tekst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51" draw:name="Tijdelijke aanduiding voor inhoud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ken om de tekststijl van het model te bewerk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weed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jfd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ijdelijke aanduiding voor tekst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72" draw:name="Tijdelijke aanduiding voor inhoud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Tweed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Vijfd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ijdelijke aanduiding voor datum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1/10/2025</text:date></text:span><text:span text:style-name="a375" text:class-names=""/></text:p>
        </draw:text-box>
        <svg:title/>
        <svg:desc/>
      </draw:frame>
      <draw:frame draw:id="id38" presentation:style-name="a380" draw:name="Tijdelijke aanduiding voor voettekst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Tijdelijke aanduiding voor dianumm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Tijdelijke aanduiding voor koptekst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Tijdelijke aanduiding voor datum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1/10/202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Tijdelijke aanduiding voor dia-afbeelding 3">
          <svg:title/>
          <svg:desc/>
        </draw:page-thumbnail>
        <draw:frame draw:id="id8" presentation:style-name="a409" draw:name="Tijdelijke aanduiding voor notiti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Klikken om de tekststijl van het model te bewerk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Tweed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Vijfd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Tijdelijke aanduiding voor voettekst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Tijdelijke aanduiding voor dianumm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1" presentation:style-name="a427" draw:name="Tijdelijke aanduiding voor datum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1/10/2025</text:date></text:span><text:span text:style-name="a425" text:class-names=""/></text:p>
        </draw:text-box>
        <svg:title/>
        <svg:desc/>
      </draw:frame>
      <draw:frame draw:id="id42" presentation:style-name="a430" draw:name="Tijdelijke aanduiding voor voettekst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Tijdelijke aanduiding voor dianumm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Tijdelijke aanduiding voor koptekst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Tijdelijke aanduiding voor datum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1/10/202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Tijdelijke aanduiding voor dia-afbeelding 3">
          <svg:title/>
          <svg:desc/>
        </draw:page-thumbnail>
        <draw:frame draw:id="id8" presentation:style-name="a459" draw:name="Tijdelijke aanduiding voor notiti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Klikken om de tekststijl van het model te bewerk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Tweed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Vijfd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Tijdelijke aanduiding voor voettekst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Tijdelijke aanduiding voor dianumm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68">
      <draw:frame draw:id="id44" presentation:style-name="a473" draw:name="Tijdelijke aanduiding voor datum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1/10/2025</text:date></text:span><text:span text:style-name="a471" text:class-names=""/></text:p>
        </draw:text-box>
        <svg:title/>
        <svg:desc/>
      </draw:frame>
      <draw:frame draw:id="id45" presentation:style-name="a476" draw:name="Tijdelijke aanduiding voor voettekst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Tijdelijke aanduiding voor dianumm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Tijdelijke aanduiding voor koptekst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Tijdelijke aanduiding voor datum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1/10/2025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Tijdelijke aanduiding voor dia-afbeelding 3">
          <svg:title/>
          <svg:desc/>
        </draw:page-thumbnail>
        <draw:frame draw:id="id8" presentation:style-name="a505" draw:name="Tijdelijke aanduiding voor notiti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Klikken om de tekststijl van het model te bewerk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Tweed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Vijfd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Tijdelijke aanduiding voor voettekst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Tijdelijke aanduiding voor dianumm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Klik om stijl te bewerken</text:span><text:span text:style-name="a516" text:class-names=""/></text:p>
        </draw:text-box>
        <svg:title/>
        <svg:desc/>
      </draw:frame>
      <draw:frame draw:id="id48" presentation:style-name="a535" draw:name="Tijdelijke aanduiding voor inhoud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ken om de tekststijl van het model te bewerk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Tweed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Vijfd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ijdelijke aanduiding voor tekst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44" draw:name="Tijdelijke aanduiding voor datum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1/10/2025</text:date></text:span><text:span text:style-name="a542" text:class-names=""/></text:p>
        </draw:text-box>
        <svg:title/>
        <svg:desc/>
      </draw:frame>
      <draw:frame draw:id="id51" presentation:style-name="a547" draw:name="Tijdelijke aanduiding voor voettekst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Tijdelijke aanduiding voor dianumm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Tijdelijke aanduiding voor koptekst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Tijdelijke aanduiding voor datum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1/10/2025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Tijdelijke aanduiding voor dia-afbeelding 3">
          <svg:title/>
          <svg:desc/>
        </draw:page-thumbnail>
        <draw:frame draw:id="id8" presentation:style-name="a576" draw:name="Tijdelijke aanduiding voor notiti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Klikken om de tekststijl van het model te bewerk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Tweed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Vijfd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Tijdelijke aanduiding voor voettekst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Tijdelijke aanduiding voor dianumm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54" presentation:style-name="a592" draw:name="Tijdelijke aanduiding voor afbeelding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ijdelijke aanduiding voor tekst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601" draw:name="Tijdelijke aanduiding voor datum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1/10/2025</text:date></text:span><text:span text:style-name="a599" text:class-names=""/></text:p>
        </draw:text-box>
        <svg:title/>
        <svg:desc/>
      </draw:frame>
      <draw:frame draw:id="id57" presentation:style-name="a604" draw:name="Tijdelijke aanduiding voor voettekst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Tijdelijke aanduiding voor dianumm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Tijdelijke aanduiding voor koptekst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Tijdelijke aanduiding voor datum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1/10/2025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Tijdelijke aanduiding voor dia-afbeelding 3">
          <svg:title/>
          <svg:desc/>
        </draw:page-thumbnail>
        <draw:frame draw:id="id8" presentation:style-name="a633" draw:name="Tijdelijke aanduiding voor notiti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Klikken om de tekststijl van het model te bewerk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Tweed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Vijfd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Tijdelijke aanduiding voor voettekst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Tijdelijke aanduiding voor dianumm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60" presentation:style-name="a663" draw:name="Tijdelijke aanduiding voor verticale tekst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Tijdelijke aanduiding voor datum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1/10/2025</text:date></text:span><text:span text:style-name="a666" text:class-names=""/></text:p>
        </draw:text-box>
        <svg:title/>
        <svg:desc/>
      </draw:frame>
      <draw:frame draw:id="id62" presentation:style-name="a671" draw:name="Tijdelijke aanduiding voor voettekst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Tijdelijke aanduiding voor dianumm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Tijdelijke aanduiding voor koptekst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Tijdelijke aanduiding voor datum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1/10/2025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Tijdelijke aanduiding voor dia-afbeelding 3">
          <svg:title/>
          <svg:desc/>
        </draw:page-thumbnail>
        <draw:frame draw:id="id8" presentation:style-name="a700" draw:name="Tijdelijke aanduiding voor notiti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Klikken om de tekststijl van het model te bewerk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Tweed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Vijfd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Tijdelijke aanduiding voor voettekst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Tijdelijke aanduiding voor dianumm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9">
      <draw:frame draw:id="id64" presentation:style-name="a713" draw:name="Verticale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Klik om stijl te bewerken</text:span><text:span text:style-name="a711" text:class-names=""/></text:p>
        </draw:text-box>
        <svg:title/>
        <svg:desc/>
      </draw:frame>
      <draw:frame draw:id="id65" presentation:style-name="a730" draw:name="Tijdelijke aanduiding voor verticale tekst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ken om de tekststijl van het model te bewerk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Tweed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Vijfd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Tijdelijke aanduiding voor datum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1/10/2025</text:date></text:span><text:span text:style-name="a733" text:class-names=""/></text:p>
        </draw:text-box>
        <svg:title/>
        <svg:desc/>
      </draw:frame>
      <draw:frame draw:id="id67" presentation:style-name="a738" draw:name="Tijdelijke aanduiding voor voettekst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Tijdelijke aanduiding voor dianumm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Tijdelijke aanduiding voor koptekst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Tijdelijke aanduiding voor datum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1/10/202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Tijdelijke aanduiding voor dia-afbeelding 3">
          <svg:title/>
          <svg:desc/>
        </draw:page-thumbnail>
        <draw:frame draw:id="id8" presentation:style-name="a767" draw:name="Tijdelijke aanduiding voor notiti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Klikken om de tekststijl van het model te bewerk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Tweed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Vijfd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Tijdelijke aanduiding voor voettekst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Tijdelijke aanduiding voor dianumm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ne Paesmans</meta:initial-creator>
    <dc:creator>Jone Paesmans</dc:creator>
    <meta:creation-date>2025-10-21T14:43:46Z</meta:creation-date>
    <dc:date>2025-10-21T19:17:27Z</dc:date>
    <meta:editing-cycles>1</meta:editing-cycles>
    <meta:editing-duration>PT0S</meta:editing-duration>
    <meta:document-statistic meta:paragraph-count="52" meta:word-count="727"/>
  </office:meta>
</office:document-meta>
</file>